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55.23pt" svg:x="3.91pt" svg:y="256.73pt">
            <loext:p draw:notify-on-update-of-ranges="Sheet1.A1:Sheet1.A1 Sheet1.A2:Sheet1.A19 Sheet1.B1:Sheet1.B1 Sheet1.B2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2.32pt" svg:height="169.37pt" svg:x="226.2pt" svg:y="645.25pt">
            <loext:p draw:notify-on-update-of-ranges="Sheet1.A52:Sheet1.A52 Sheet1.A53:Sheet1.A58 Sheet1.B52:Sheet1.B52 Sheet1.B53:Sheet1.B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3.09pt" svg:height="182.98pt" svg:x="226.18pt" svg:y="835.74pt">
            <loext:p draw:notify-on-update-of-ranges="Sheet1.A66:Sheet1.A66 Sheet1.A67:Sheet1.A72 Sheet1.B66:Sheet1.B66 Sheet1.B67:Sheet1.B7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2.32pt" svg:height="180.71pt" svg:x="236.32pt" svg:y="1056.39pt">
            <loext:p draw:notify-on-update-of-ranges="Sheet1.A84:Sheet1.A84 Sheet1.A85:Sheet1.A90 Sheet1.B84:Sheet1.B84 Sheet1.B85:Sheet1.B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ize of file (bytes)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1024 none read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1024 aes128 read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1024 aes256 read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1024 none write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1024 aes128 write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1024 aes256 write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1048576 none read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1048576 aes128 rea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1048576 aes256 read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1048576 none write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1048576 aes128 write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1048576 aes256 write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1073741824 none write</text:p>
          </table:table-cell>
          <table:table-cell office:value-type="float" office:value="15.918" calcext:value-type="float">
            <text:p>15.918</text:p>
          </table:table-cell>
        </table:table-row>
        <table:table-row table:style-name="ro1">
          <table:table-cell office:value-type="string" calcext:value-type="string">
            <text:p>1073741824 aes128 read</text:p>
          </table:table-cell>
          <table:table-cell office:value-type="float" office:value="40.503" calcext:value-type="float">
            <text:p>40.503</text:p>
          </table:table-cell>
        </table:table-row>
        <table:table-row table:style-name="ro1">
          <table:table-cell office:value-type="string" calcext:value-type="string">
            <text:p>1073741824 aes256 read</text:p>
          </table:table-cell>
          <table:table-cell office:value-type="float" office:value="43.063" calcext:value-type="float">
            <text:p>43.063</text:p>
          </table:table-cell>
        </table:table-row>
        <table:table-row table:style-name="ro1">
          <table:table-cell office:value-type="string" calcext:value-type="string">
            <text:p>1073741824 none write</text:p>
          </table:table-cell>
          <table:table-cell office:value-type="float" office:value="40.148" calcext:value-type="float">
            <text:p>40.148</text:p>
          </table:table-cell>
        </table:table-row>
        <table:table-row table:style-name="ro1">
          <table:table-cell office:value-type="string" calcext:value-type="string">
            <text:p>1073741824 aes128 write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string" calcext:value-type="string">
            <text:p>1073741824 aes256 write</text:p>
          </table:table-cell>
          <table:table-cell office:value-type="float" office:value="75.398" calcext:value-type="float">
            <text:p>75.398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style-name="ce1" office:value-type="string" calcext:value-type="string">
            <text:p>Size of file (bytes)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none read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es128 read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aes256 read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none write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aes128 write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aes256 write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1" office:value-type="string" calcext:value-type="string">
            <text:p>Size of file (bytes)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none read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aes128 rea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aes256 read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none write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aes128 write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aes256 write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style-name="ce1" office:value-type="string" calcext:value-type="string">
            <text:p>Size of file (bytes)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none write</text:p>
          </table:table-cell>
          <table:table-cell office:value-type="float" office:value="15.918" calcext:value-type="float">
            <text:p>15.918</text:p>
          </table:table-cell>
        </table:table-row>
        <table:table-row table:style-name="ro1">
          <table:table-cell office:value-type="string" calcext:value-type="string">
            <text:p>aes128 read</text:p>
          </table:table-cell>
          <table:table-cell office:value-type="float" office:value="40.503" calcext:value-type="float">
            <text:p>40.503</text:p>
          </table:table-cell>
        </table:table-row>
        <table:table-row table:style-name="ro1">
          <table:table-cell office:value-type="string" calcext:value-type="string">
            <text:p>aes256 read</text:p>
          </table:table-cell>
          <table:table-cell office:value-type="float" office:value="43.063" calcext:value-type="float">
            <text:p>43.063</text:p>
          </table:table-cell>
        </table:table-row>
        <table:table-row table:style-name="ro1">
          <table:table-cell office:value-type="string" calcext:value-type="string">
            <text:p>none write</text:p>
          </table:table-cell>
          <table:table-cell office:value-type="float" office:value="40.148" calcext:value-type="float">
            <text:p>40.148</text:p>
          </table:table-cell>
        </table:table-row>
        <table:table-row table:style-name="ro1">
          <table:table-cell office:value-type="string" calcext:value-type="string">
            <text:p>aes128 write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string" calcext:value-type="string">
            <text:p>aes256 write</text:p>
          </table:table-cell>
          <table:table-cell office:value-type="float" office:value="75.398" calcext:value-type="float">
            <text:p>75.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20:37:28.870029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0:37:31.497141991</meta:creation-date>
    <meta:editing-duration>PT14M30S</meta:editing-duration>
    <meta:editing-cycles>16</meta:editing-cycles>
    <meta:generator>LibreOffice/5.1.6.2.0$Linux_X86_64 LibreOffice_project/10$Build-2</meta:generator>
    <dc:date>2017-03-11T20:54:50.270019975</dc:date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7.448cm" svg:y="0.316cm" chart:style-name="ch2">
          <text:p>Total</text:p>
        </chart:title>
        <chart:legend chart:legend-position="end" svg:x="13.99cm" svg:y="4.203cm" style:legend-expansion="high" chart:style-name="ch3"/>
        <chart:plot-area chart:style-name="ch4" table:cell-range-address="Sheet1.A1:Sheet1.B19" chart:data-source-has-labels="both" svg:x="0.319cm" svg:y="1.275cm" svg:width="13.352cm" svg:height="7.55cm">
          <chartooo:coordinate-region svg:x="1.785cm" svg:y="1.275cm" svg:width="11.886cm" svg:height="4.071cm"/>
          <chart:axis chart:dimension="x" chart:name="primary-x" chart:style-name="ch5" chartooo:axis-type="auto">
            <chartooo:date-scale/>
            <chart:categories table:cell-range-address="Sheet1.A2:Sheet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9" chart:label-cell-address="Sheet1.B1:Sheet1.B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 none read</text:p>
                <draw:g>
                  <svg:desc>Sheet1.A2:Sheet1.A19</svg:desc>
                </draw:g>
              </table:table-cell>
              <table:table-cell office:value-type="float" office:value="0.19">
                <text:p>0.19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1024 aes128 read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024 aes256 read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024 none write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024 aes128 write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024 aes256 write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48576 none read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48576 aes128 read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048576 aes256 read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048576 none write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048576 aes128 write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048576 aes256 write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073741824 none write</text:p>
              </table:table-cell>
              <table:table-cell office:value-type="float" office:value="15.918">
                <text:p>15.918</text:p>
              </table:table-cell>
            </table:table-row>
            <table:table-row>
              <table:table-cell office:value-type="string">
                <text:p>1073741824 aes128 read</text:p>
              </table:table-cell>
              <table:table-cell office:value-type="float" office:value="40.503">
                <text:p>40.503</text:p>
              </table:table-cell>
            </table:table-row>
            <table:table-row>
              <table:table-cell office:value-type="string">
                <text:p>1073741824 aes256 read</text:p>
              </table:table-cell>
              <table:table-cell office:value-type="float" office:value="43.063">
                <text:p>43.063</text:p>
              </table:table-cell>
            </table:table-row>
            <table:table-row>
              <table:table-cell office:value-type="string">
                <text:p>1073741824 none write</text:p>
              </table:table-cell>
              <table:table-cell office:value-type="float" office:value="40.148">
                <text:p>40.148</text:p>
              </table:table-cell>
            </table:table-row>
            <table:table-row>
              <table:table-cell office:value-type="string">
                <text:p>1073741824 aes128 write</text:p>
              </table:table-cell>
              <table:table-cell office:value-type="float" office:value="69.836">
                <text:p>69.836</text:p>
              </table:table-cell>
            </table:table-row>
            <table:table-row>
              <table:table-cell office:value-type="string">
                <text:p>1073741824 aes256 write</text:p>
              </table:table-cell>
              <table:table-cell office:value-type="float" office:value="75.398">
                <text:p>75.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44cm" svg:height="5.976cm" xlink:href=".." xlink:type="simple" chart:class="chart:bar" chart:style-name="ch1">
        <chart:title svg:x="3.429cm" svg:y="0.255cm" chart:style-name="ch2">
          <text:p>1KB</text:p>
        </chart:title>
        <chart:legend chart:legend-position="end" svg:x="5.845cm" svg:y="2.689cm" style:legend-expansion="high" chart:style-name="ch3"/>
        <chart:plot-area chart:style-name="ch4" table:cell-range-address="Sheet1.A52:Sheet1.B58" chart:data-source-has-labels="both" svg:x="0.156cm" svg:y="1.153cm" svg:width="5.533cm" svg:height="4.704cm">
          <chartooo:coordinate-region svg:x="1.068cm" svg:y="1.153cm" svg:width="4.621cm" svg:height="2.609cm"/>
          <chart:axis chart:dimension="x" chart:name="primary-x" chart:style-name="ch5" chartooo:axis-type="auto">
            <chartooo:date-scale/>
            <chart:categories table:cell-range-address="Sheet1.A53:Sheet1.A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3:Sheet1.B58" chart:label-cell-address="Sheet1.B52:Sheet1.B5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 read</text:p>
                <draw:g>
                  <svg:desc>Sheet1.A53:Sheet1.A58</svg:desc>
                </draw:g>
              </table:table-cell>
              <table:table-cell office:value-type="float" office:value="0.19">
                <text:p>0.19</text:p>
                <draw:g>
                  <svg:desc>Sheet1.B53:Sheet1.B58</svg:desc>
                </draw:g>
              </table:table-cell>
            </table:table-row>
            <table:table-row>
              <table:table-cell office:value-type="string">
                <text:p>aes128 read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aes256 read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none write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aes128 write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aes256 write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71cm" svg:height="6.456cm" xlink:href=".." xlink:type="simple" chart:class="chart:bar" chart:style-name="ch1">
        <chart:title svg:x="3.402cm" svg:y="0.265cm" chart:style-name="ch2">
          <text:p>1MB</text:p>
        </chart:title>
        <chart:legend chart:legend-position="end" svg:x="5.872cm" svg:y="2.929cm" style:legend-expansion="high" chart:style-name="ch3"/>
        <chart:plot-area chart:style-name="ch4" table:cell-range-address="Sheet1.A66:Sheet1.B72" chart:data-source-has-labels="both" svg:x="0.157cm" svg:y="1.173cm" svg:width="5.558cm" svg:height="5.154cm">
          <chartooo:coordinate-region svg:x="1.069cm" svg:y="1.173cm" svg:width="4.646cm" svg:height="3.058cm"/>
          <chart:axis chart:dimension="x" chart:name="primary-x" chart:style-name="ch5" chartooo:axis-type="auto">
            <chartooo:date-scale/>
            <chart:categories table:cell-range-address="Sheet1.A67:Sheet1.A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7:Sheet1.B72" chart:label-cell-address="Sheet1.B66:Sheet1.B6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66:Sheet1.B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 read</text:p>
                <draw:g>
                  <svg:desc>Sheet1.A67:Sheet1.A72</svg:desc>
                </draw:g>
              </table:table-cell>
              <table:table-cell office:value-type="float" office:value="0.166">
                <text:p>0.166</text:p>
                <draw:g>
                  <svg:desc>Sheet1.B67:Sheet1.B72</svg:desc>
                </draw:g>
              </table:table-cell>
            </table:table-row>
            <table:table-row>
              <table:table-cell office:value-type="string">
                <text:p>aes128 read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aes256 read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none write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aes128 write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aes256 write</text:p>
              </table:table-cell>
              <table:table-cell office:value-type="float" office:value="0.238">
                <text:p>0.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44cm" svg:height="6.376cm" xlink:href=".." xlink:type="simple" chart:class="chart:bar" chart:style-name="ch1">
        <chart:title svg:x="3.402cm" svg:y="0.263cm" chart:style-name="ch2">
          <text:p>1GB</text:p>
        </chart:title>
        <chart:legend chart:legend-position="end" svg:x="5.845cm" svg:y="2.889cm" style:legend-expansion="high" chart:style-name="ch3"/>
        <chart:plot-area chart:style-name="ch4" table:cell-range-address="Sheet1.A84:Sheet1.B90" chart:data-source-has-labels="both" svg:x="0.156cm" svg:y="1.169cm" svg:width="5.533cm" svg:height="5.08cm">
          <chartooo:coordinate-region svg:x="0.993cm" svg:y="1.169cm" svg:width="4.696cm" svg:height="2.985cm"/>
          <chart:axis chart:dimension="x" chart:name="primary-x" chart:style-name="ch5" chartooo:axis-type="auto">
            <chartooo:date-scale/>
            <chart:categories table:cell-range-address="Sheet1.A85:Sheet1.A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5:Sheet1.B90" chart:label-cell-address="Sheet1.B84:Sheet1.B8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84:Sheet1.B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 write</text:p>
                <draw:g>
                  <svg:desc>Sheet1.A85:Sheet1.A90</svg:desc>
                </draw:g>
              </table:table-cell>
              <table:table-cell office:value-type="float" office:value="15.918">
                <text:p>15.918</text:p>
                <draw:g>
                  <svg:desc>Sheet1.B85:Sheet1.B90</svg:desc>
                </draw:g>
              </table:table-cell>
            </table:table-row>
            <table:table-row>
              <table:table-cell office:value-type="string">
                <text:p>aes128 read</text:p>
              </table:table-cell>
              <table:table-cell office:value-type="float" office:value="40.503">
                <text:p>40.503</text:p>
              </table:table-cell>
            </table:table-row>
            <table:table-row>
              <table:table-cell office:value-type="string">
                <text:p>aes256 read</text:p>
              </table:table-cell>
              <table:table-cell office:value-type="float" office:value="43.063">
                <text:p>43.063</text:p>
              </table:table-cell>
            </table:table-row>
            <table:table-row>
              <table:table-cell office:value-type="string">
                <text:p>none write</text:p>
              </table:table-cell>
              <table:table-cell office:value-type="float" office:value="40.148">
                <text:p>40.148</text:p>
              </table:table-cell>
            </table:table-row>
            <table:table-row>
              <table:table-cell office:value-type="string">
                <text:p>aes128 write</text:p>
              </table:table-cell>
              <table:table-cell office:value-type="float" office:value="69.836">
                <text:p>69.836</text:p>
              </table:table-cell>
            </table:table-row>
            <table:table-row>
              <table:table-cell office:value-type="string">
                <text:p>aes256 write</text:p>
              </table:table-cell>
              <table:table-cell office:value-type="float" office:value="75.398">
                <text:p>75.3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